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UnmodifiableSet( Se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Set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getModifiab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nmodifiableSet.contains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toArray( Objec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